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12.8783in" svg:y="0.8996in">
            <draw:object draw:notify-on-update-of-ranges="Sheet1.A2:Sheet1.A7 Sheet1.B2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4.4839in" svg:y="0.0394in">
            <draw:object draw:notify-on-update-of-ranges="Sheet1.A1:Sheet1.A1 Sheet1.A2:Sheet1.A7 Sheet1.D1:Sheet1.D1 Sheet1.D2:Sheet1.D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49in" svg:x="4.6394in" svg:y="3.9217in">
            <draw:object draw:notify-on-update-of-ranges="Sheet1.A1:Sheet1.A1 Sheet1.A2:Sheet1.A7 Sheet1.E1:Sheet1.E1 Sheet1.E2:Sheet1.E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econds</text:p>
          </table:table-cell>
          <table:table-cell/>
          <table:table-cell office:value-type="string" calcext:value-type="string">
            <text:p>EST Speedup</text:p>
          </table:table-cell>
          <table:table-cell office:value-type="string" calcext:value-type="string">
            <text:p>EST Effic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ST</text:p>
          </table:table-cell>
          <table:table-cell table:formula="of:=[.B$2]/[.B2]" office:value-type="float" office:value="1" calcext:value-type="float">
            <text:p>1</text:p>
          </table:table-cell>
          <table:table-cell table:formula="of:=[.D2]/[.A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5.8668403" calcext:value-type="float">
            <text:p>205.8668403</text:p>
          </table:table-cell>
          <table:table-cell/>
          <table:table-cell table:formula="of:=[.B$2]/[.B3]" office:value-type="float" office:value="3.88600708513424" calcext:value-type="float">
            <text:p>3.88600708513424</text:p>
          </table:table-cell>
          <table:table-cell table:formula="of:=[.D3]/[.A3]" office:value-type="float" office:value="0.971501771283561" calcext:value-type="float">
            <text:p>0.971501771283561</text:p>
          </table:table-cell>
          <table:table-cell table:formula="of:=[.B3]/[.B2]" office:value-type="float" office:value="0.257333550375" calcext:value-type="float">
            <text:p>0.257333550375</text:p>
          </table:table-cell>
          <table:table-cell table:formula="of:=[.B2]/[.B3]" office:value-type="float" office:value="3.88600708513424" calcext:value-type="float">
            <text:p>3.88600708513424</text:p>
          </table:table-cell>
          <table:table-cell table:formula="of:=[.G3]/4" office:value-type="float" office:value="0.971501771283561" calcext:value-type="float">
            <text:p>0.9715017712835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0.9087473" calcext:value-type="float">
            <text:p>110.9087473</text:p>
          </table:table-cell>
          <table:table-cell/>
          <table:table-cell table:formula="of:=[.B$2]/[.B4]" office:value-type="float" office:value="7.21313710122484" calcext:value-type="float">
            <text:p>7.21313710122484</text:p>
          </table:table-cell>
          <table:table-cell table:formula="of:=[.D4]/[.A4]" office:value-type="float" office:value="0.901642137653105" calcext:value-type="float">
            <text:p>0.901642137653105</text:p>
          </table:table-cell>
          <table:table-cell table:formula="of:=[.B4]/[.B3]" office:value-type="float" office:value="0.538740222263954" calcext:value-type="float">
            <text:p>0.538740222263954</text:p>
          </table:table-cell>
          <table:table-cell table:formula="of:=[.B3]/[.B4]" office:value-type="float" office:value="1.85618217959982" calcext:value-type="float">
            <text:p>1.85618217959982</text:p>
          </table:table-cell>
          <table:table-cell table:formula="of:=[.G4]/4" office:value-type="float" office:value="0.464045544899956" calcext:value-type="float">
            <text:p>0.4640455448999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6.066647" calcext:value-type="float">
            <text:p>76.066647</text:p>
          </table:table-cell>
          <table:table-cell/>
          <table:table-cell table:formula="of:=[.B$2]/[.B5]" office:value-type="float" office:value="10.5170929908347" calcext:value-type="float">
            <text:p>10.5170929908347</text:p>
          </table:table-cell>
          <table:table-cell table:formula="of:=[.D5]/[.A5]" office:value-type="float" office:value="0.876424415902894" calcext:value-type="float">
            <text:p>0.876424415902894</text:p>
          </table:table-cell>
          <table:table-cell table:formula="of:=[.B5]/[.B4]" office:value-type="float" office:value="0.685848942051841" calcext:value-type="float">
            <text:p>0.685848942051841</text:p>
          </table:table-cell>
          <table:table-cell table:formula="of:=[.B4]/[.B5]" office:value-type="float" office:value="1.45804701106386" calcext:value-type="float">
            <text:p>1.45804701106386</text:p>
          </table:table-cell>
          <table:table-cell table:formula="of:=[.G5]/4" office:value-type="float" office:value="0.364511752765966" calcext:value-type="float">
            <text:p>0.3645117527659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.54412133" calcext:value-type="float">
            <text:p>57.54412133</text:p>
          </table:table-cell>
          <table:table-cell/>
          <table:table-cell table:formula="of:=[.B$2]/[.B6]" office:value-type="float" office:value="13.9023758032939" calcext:value-type="float">
            <text:p>13.9023758032939</text:p>
          </table:table-cell>
          <table:table-cell table:formula="of:=[.D6]/[.A6]" office:value-type="float" office:value="0.868898487705868" calcext:value-type="float">
            <text:p>0.868898487705868</text:p>
          </table:table-cell>
          <table:table-cell table:formula="of:=[.B6]/[.B5]" office:value-type="float" office:value="0.756496093879358" calcext:value-type="float">
            <text:p>0.756496093879358</text:p>
          </table:table-cell>
          <table:table-cell table:formula="of:=[.B5]/[.B6]" office:value-type="float" office:value="1.32188389086312" calcext:value-type="float">
            <text:p>1.32188389086312</text:p>
          </table:table-cell>
          <table:table-cell table:formula="of:=[.G6]/4" office:value-type="float" office:value="0.330470972715781" calcext:value-type="float">
            <text:p>0.3304709727157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.70446967" calcext:value-type="float">
            <text:p>46.70446967</text:p>
          </table:table-cell>
          <table:table-cell/>
          <table:table-cell table:formula="of:=[.B$2]/[.B7]" office:value-type="float" office:value="17.1289815654168" calcext:value-type="float">
            <text:p>17.1289815654168</text:p>
          </table:table-cell>
          <table:table-cell table:formula="of:=[.D7]/[.A7]" office:value-type="float" office:value="0.856449078270842" calcext:value-type="float">
            <text:p>0.856449078270842</text:p>
          </table:table-cell>
          <table:table-cell table:formula="of:=[.B7]/[.B6]" office:value-type="float" office:value="0.811628861307352" calcext:value-type="float">
            <text:p>0.811628861307352</text:p>
          </table:table-cell>
          <table:table-cell table:formula="of:=[.B6]/[.B7]" office:value-type="float" office:value="1.2320902418246" calcext:value-type="float">
            <text:p>1.2320902418246</text:p>
          </table:table-cell>
          <table:table-cell table:formula="of:=[.G7]/4" office:value-type="float" office:value="0.30802256045615" calcext:value-type="float">
            <text:p>0.30802256045615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formula="of:=[.B3]/[.B6]" office:value-type="float" office:value="3.57754772410911" calcext:value-type="float">
            <text:p>3.57754772410911</text:p>
          </table:table-cell>
          <table:table-cell table:formula="of:=[.G8]/4" office:value-type="float" office:value="0.894386931027277" calcext:value-type="float">
            <text:p>0.8943869310272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5T17:36:03.772032408</meta:creation-date>
    <dc:date>2021-03-05T18:13:20.078433971</dc:date>
    <meta:editing-duration>PT26M32S</meta:editing-duration>
    <meta:editing-cycles>5</meta:editing-cycles>
    <meta:generator>LibreOffice/7.1.0.3$Linux_X86_64 LibreOffice_project/10$Build-3</meta:generator>
    <meta:document-statistic meta:table-count="1" meta:cell-count="46" meta:object-count="3"/>
    <meta:user-defined meta:name="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plot-area chart:style-name="ch2" table:cell-range-address="Sheet1.A2:Sheet1.B7" svg:x="1.33cm" svg:y="0.18cm" svg:width="14.349cm" svg:height="7.664cm">
          <chart:coordinate-region svg:x="2.137cm" svg:y="0.379cm" svg:width="13.355cm" svg:height="6.818cm"/>
          <chart:axis chart:dimension="x" chart:name="primary-x" chart:style-name="ch3">
            <chart:title svg:x="8.01cm" svg:y="8.024cm" chart:style-name="ch4">
              <text:p>Cores</text:p>
            </chart:title>
          </chart:axis>
          <chart:axis chart:dimension="x" chart:name="secondary-x" chart:style-name="ch5"/>
          <chart:axis chart:dimension="y" chart:name="primary-y" chart:style-name="ch3">
            <chart:title svg:x="0.451cm" svg:y="4.704cm" chart:style-name="ch6">
              <text:p>Seconds</text:p>
            </chart:title>
            <chart:grid chart:style-name="ch7" chart:class="major"/>
          </chart:axis>
          <chart:axis chart:dimension="y" chart:name="secondary-y" chart:style-name="ch5"/>
          <chart:series chart:attached-axis="primary-y" chart:style-name="ch8" chart:values-cell-range-address="Sheet1.B2:Sheet1.B7" chart:class="chart:scatter">
            <chart:domain table:cell-range-address="Sheet1.A2:Sheet1.A7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7</svg:desc>
                </draw:g>
              </table:table-cell>
              <table:table-cell office:value-type="float" office:value="800">
                <text:p>800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05.8668403">
                <text:p>205.86684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10.9087473">
                <text:p>110.9087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76.066647">
                <text:p>76.0666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7.54412133">
                <text:p>57.54412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6.70446967">
                <text:p>46.704469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13cm" svg:y="4.201cm" style:legend-expansion="high" chart:style-name="ch2"/>
        <chart:plot-area chart:style-name="ch3" table:cell-range-address="Sheet1.A1:Sheet1.A7 Sheet1.D1:Sheet1.D7" chart:data-source-has-labels="row" svg:x="0.32cm" svg:y="0.18cm" svg:width="11.873cm" svg:height="8.64cm">
          <chart:coordinate-region svg:x="0.756cm" svg:y="0.379cm" svg:width="11.06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7" chart:label-cell-address="Sheet1.D1:Sheet1.D1" chart:class="chart:scatter">
            <chart:domain table:cell-range-address="Sheet1.A2:Sheet1.A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ST Speedup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7</svg:desc>
                </draw:g>
              </table:table-cell>
              <table:table-cell office:value-type="float" office:value="1">
                <text:p>1</text:p>
                <draw:g>
                  <svg:desc>Sheet1.D2:Sheet1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88600708513424">
                <text:p>3.886007085134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7.21313710122484">
                <text:p>7.213137101224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0.5170929908347">
                <text:p>10.51709299083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3.9023758032939">
                <text:p>13.90237580329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7.1289815654168">
                <text:p>17.12898156541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Sheet1.A1:Sheet1.A7 Sheet1.E1:Sheet1.E7" chart:data-source-has-labels="row" svg:x="0.319cm" svg:y="0.18cm" svg:width="12.508cm" svg:height="8.645cm">
          <chart:coordinate-region svg:x="1.231cm" svg:y="0.379cm" svg:width="11.409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7" chart:label-cell-address="Sheet1.E1:Sheet1.E1" chart:class="chart:scatter">
            <chart:domain table:cell-range-address="Sheet1.A2:Sheet1.A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ST Effic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7</svg:desc>
                </draw:g>
              </table:table-cell>
              <table:table-cell office:value-type="float" office:value="1">
                <text:p>1</text:p>
                <draw:g>
                  <svg:desc>Sheet1.E2:Sheet1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971501771283561">
                <text:p>0.9715017712835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901642137653105">
                <text:p>0.901642137653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.876424415902894">
                <text:p>0.8764244159028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868898487705868">
                <text:p>0.8688984877058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856449078270842">
                <text:p>0.8564490782708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